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A90000002B707D14787E6F52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2022" officeooo:paragraph-rsid="000b2022"/>
    </style:style>
    <style:style style:name="P2" style:family="paragraph" style:parent-style-name="Standard">
      <style:text-properties fo:font-weight="bold" officeooo:rsid="000b2022" officeooo:paragraph-rsid="000b2022" style:font-weight-asian="bold" style:font-weight-complex="bold"/>
    </style:style>
    <style:style style:name="P3" style:family="paragraph" style:parent-style-name="Standard">
      <style:text-properties fo:font-weight="bold" officeooo:rsid="000ce7c5" officeooo:paragraph-rsid="000e60b1" style:font-weight-asian="bold" style:font-weight-complex="bold"/>
    </style:style>
    <style:style style:name="P4" style:family="paragraph" style:parent-style-name="Standard">
      <style:text-properties fo:font-weight="bold" officeooo:rsid="000ff5eb" officeooo:paragraph-rsid="000ff5eb" style:font-weight-asian="bold" style:font-weight-complex="bold"/>
    </style:style>
    <style:style style:name="P5" style:family="paragraph" style:parent-style-name="Standard">
      <style:text-properties fo:font-size="20pt" fo:font-weight="bold" officeooo:rsid="000b2022" officeooo:paragraph-rsid="000b2022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rsid="000ce7c5" officeooo:paragraph-rsid="000e60b1"/>
    </style:style>
    <style:style style:name="P7" style:family="paragraph" style:parent-style-name="Standard">
      <style:paragraph-properties fo:break-before="page"/>
      <style:text-properties fo:font-size="18pt" fo:font-weight="bold" officeooo:rsid="000ff5eb" officeooo:paragraph-rsid="000ff5eb" style:font-weight-asian="bold" style:font-weight-complex="bold"/>
    </style:style>
    <style:style style:name="P8" style:family="paragraph" style:parent-style-name="Standard"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officeooo:rsid="000ff5eb" officeooo:paragraph-rsid="000ff5e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6pt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text-position="0% 100%" fo:font-size="16pt" fo:font-style="normal" fo:font-weight="bold" officeooo:rsid="000ffafc" officeooo:paragraph-rsid="000ffafc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text-properties officeooo:rsid="000b2022" officeooo:paragraph-rsid="000b2022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position="sub 58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position="0% 100%" style:font-name="Liberation Serif" fo:font-style="normal" fo:font-weight="bold" officeooo:rsid="000ff5eb" officeooo:paragraph-rsid="000ff5eb" style:font-name-asian="Liberation Serif" style:font-style-asian="normal" style:font-weight-asian="bold" style:font-name-complex="Liberation Serif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0ff5eb" officeooo:paragraph-rsid="000ff5eb" style:font-name-asian="Liberation Serif" style:font-style-asian="normal" style:font-weight-asian="normal" style:font-name-complex="Liberation Serif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4pt" fo:font-style="normal" fo:font-weight="normal" officeooo:rsid="000ffafc" officeooo:paragraph-rsid="000ffafc" style:font-name-asian="Liberation Serif" style:font-style-asian="normal" style:font-weight-asian="normal" style:font-name-complex="Liberation Serif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bold" officeooo:rsid="000ffafc" officeooo:paragraph-rsid="000ffafc" style:font-name-asian="Liberation Serif" style:font-style-asian="normal" style:font-weight-asian="bold" style:font-name-complex="Liberation Serif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fo:font-weight="normal" officeooo:rsid="00117728" officeooo:paragraph-rsid="00117728" style:font-name-asian="Liberation Serif" style:font-style-asian="normal" style:font-weight-asian="normal" style:font-name-complex="Liberation Serif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28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6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italic" fo:font-weight="normal" officeooo:rsid="00117728" officeooo:paragraph-rsid="00117728" style:font-name-asian="Liberation Serif" style:font-style-asian="italic" style:font-weight-asian="normal" style:font-name-complex="Liberation Serif" style:font-style-complex="italic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20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" fo:font-size="20pt" fo:font-style="normal" fo:font-weight="bold" officeooo:rsid="00117728" officeooo:paragraph-rsid="00117728" style:font-name-asian="Liberation Serif" style:font-style-asian="normal" style:font-weight-asian="bold" style:font-name-complex="Liberation Serif" style:font-style-complex="normal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text-position="0% 100%" fo:font-style="normal" fo:font-weight="bold" officeooo:rsid="000ff5eb" officeooo:paragraph-rsid="000ff5eb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ize="16pt" fo:font-weight="bold" officeooo:rsid="00117728" officeooo:paragraph-rsid="00117728" style:font-weight-asian="bold" style:font-weight-complex="bold"/>
    </style:style>
    <style:style style:name="P34" style:family="paragraph" style:parent-style-name="Standard">
      <style:text-properties fo:font-style="italic" style:text-underline-style="none" officeooo:rsid="00117728" officeooo:paragraph-rsid="00117728" style:font-style-asian="italic" style:font-style-complex="italic"/>
    </style:style>
    <style:style style:name="P35" style:family="paragraph" style:parent-style-name="Standard">
      <style:text-properties officeooo:rsid="00117728" officeooo:paragraph-rsid="00117728"/>
    </style:style>
    <style:style style:name="P36" style:family="paragraph" style:parent-style-name="Standard" style:list-style-name="L8">
      <style:text-properties officeooo:rsid="00117728" officeooo:paragraph-rsid="00117728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60b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60b1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8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9" style:family="text">
      <style:text-properties style:font-name="Liberation Serif" fo:font-size="14pt" fo:font-weight="normal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size="14pt" style:font-name-asian="Liberation Serif" style:font-name-complex="Liberation Serif"/>
    </style:style>
    <style:style style:name="T11" style:family="text">
      <style:text-properties style:font-name="Liberation Serif1" fo:font-weight="normal" style:font-name-asian="DejaVu Sans" style:font-weight-asian="normal" style:font-name-complex="FreeSans1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style:font-name="Liberation Serif" style:font-name-asian="Liberation Serif" style:font-name-complex="Liberation Serif"/>
    </style:style>
    <style:style style:name="T14" style:family="text">
      <style:text-properties style:text-position="sub 58%" fo:font-size="12pt" fo:font-weight="normal" style:font-weight-asian="normal" style:font-weight-complex="normal"/>
    </style:style>
    <style:style style:name="T15" style:family="text">
      <style:text-properties style:text-position="0% 100%" style:font-name="Liberation Serif" style:font-name-asian="Liberation Serif" style:font-name-complex="Liberation Serif"/>
    </style:style>
    <style:style style:name="T16" style:family="text">
      <style:text-properties style:text-position="0% 100%" fo:font-size="12pt" fo:font-weight="normal" style:font-weight-asian="normal" style:font-weight-complex="normal"/>
    </style:style>
    <style:style style:name="T17" style:family="text">
      <style:text-properties fo:font-size="12pt" fo:font-weight="normal" style:font-weight-asian="normal" style:font-weight-complex="normal"/>
    </style:style>
    <style:style style:name="T18" style:family="text">
      <style:text-properties style:font-name="Liberation Serif1" style:font-name-asian="DejaVu Sans" style:font-name-complex="FreeSans1"/>
    </style:style>
    <style:style style:name="T19" style:family="text">
      <style:text-properties style:text-position="-8% 58%" style:font-name="Liberation Serif1" fo:font-weight="normal" style:font-name-asian="DejaVu Sans" style:font-weight-asian="normal" style:font-name-complex="FreeSans1" style:font-weight-complex="normal"/>
    </style:style>
    <style:style style:name="T20" style:family="text">
      <style:text-properties style:text-position="-8% 58%"/>
    </style:style>
    <style:style style:name="T21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09in" fo:text-indent="-0.25in" fo:margin-left="0.69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09in" fo:text-indent="-0.25in" fo:margin-left="0.94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09in" fo:text-indent="-0.25in" fo:margin-left="1.19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09in" fo:text-indent="-0.25in" fo:margin-left="1.44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09in" fo:text-indent="-0.25in" fo:margin-left="1.69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09in" fo:text-indent="-0.25in" fo:margin-left="1.94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09in" fo:text-indent="-0.25in" fo:margin-left="2.19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09in" fo:text-indent="-0.25in" fo:margin-left="2.44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09in" fo:text-indent="-0.25in" fo:margin-left="2.69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09in" fo:text-indent="-0.25in" fo:margin-left="2.9409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4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atystyka</text:p>
      <text:p text:style-name="P2"/>
      <text:p text:style-name="P1"><text:span text:style-name="T1">Defenicja </text:span>– nauka, której przedmiotem zainteresowania są metody pozyskiwania i prezentacji, a przede wszystkim analizy danych opisujących zjawiska, w tym masowe. </text:p>
      <text:p text:style-name="P2"/>
      <text:p text:style-name="P2">Funkcje statystyki:</text:p>
      <text:list text:style-name="L1">
        <text:list-item>
          <text:p text:style-name="P15">Informacyjna </text:p>
        </text:list-item>
        <text:list-item>
          <text:p text:style-name="P15">Analityczna</text:p>
        </text:list-item>
        <text:list-item>
          <text:p text:style-name="P15">Prognostyczna</text:p>
          <text:p text:style-name="P15"/>
        </text:list-item>
      </text:list>
      <text:p text:style-name="P6"><text:span text:style-name="T1">Zbiorowość statystyczna </text:span>– zbór dowolnych elementów podobnych, ale nie identycznych/ Może być <text:span text:style-name="T1">generalną</text:span><text:span text:style-name="T3"> (wszyskie elementy) i </text:span><text:span text:style-name="T1">probną </text:span><text:span text:style-name="T3">(wybrane elementy)</text:span><text:span text:style-name="T1">.</text:span><text:span text:style-name="T2"> </text:span><text:span text:style-name="T4">Elementem z</text:span><text:span text:style-name="T3">biorowoś</text:span><text:span text:style-name="T4">ci</text:span><text:span text:style-name="T3"> statystyczn</text:span><text:span text:style-name="T4">ej jest </text:span><text:span text:style-name="T2">jednostka </text:span><text:span text:style-name="T1">statystyczna.</text:span></text:p>
      <text:p text:style-name="P3"/>
      <text:p text:style-name="P7">Budowa szeregów przedziałowych</text:p>
      <text:p text:style-name="P4">Etap I</text:p>
      <text:p text:style-name="P8">Porządkowanie – <text:span text:style-name="T5">ustawianie wartości wg kolejności rosnącej.</text:span></text:p>
      <text:p text:style-name="P9">Ustalenie liczby przedziałów k, <text:span text:style-name="T5">na które podzielony zostanie pierwotny szereg wyliczający, na podstawie wzrorów:</text:span></text:p>
      <text:p text:style-name="P10"><text:span text:style-name="T7">k ~= √</text:span><text:span text:style-name="T11">n</text:span></text:p>
      <text:p text:style-name="P10"><text:span text:style-name="T7">k ~= 1 + 3.322log </text:span><text:span text:style-name="T8">n</text:span></text:p>
      <text:p text:style-name="P10"><text:span text:style-name="T7">k ~= 5log </text:span><text:span text:style-name="T8">n</text:span></text:p>
      <text:p text:style-name="P16">Etap II</text:p>
      <text:p text:style-name="P16">Określenie rozpiętości R wyjściowego szeregu wyliczającego:</text:p>
      <text:p text:style-name="P11"><text:span text:style-name="T6">R = X</text:span><text:span text:style-name="T13">max </text:span><text:span text:style-name="T15">-X</text:span><text:span text:style-name="T13">min</text:span></text:p>
      <text:p text:style-name="P17"/>
      <text:p text:style-name="P18">Gdzie </text:p>
      <text:list text:style-name="L2">
        <text:list-item>
          <text:p text:style-name="P32"><text:span text:style-name="T6">X</text:span><text:span text:style-name="T13">max </text:span><text:span text:style-name="T6">– Wartośc maksymalna szeregu wyliczającego</text:span></text:p>
        </text:list-item>
        <text:list-item>
          <text:p text:style-name="P32"><text:span text:style-name="T6">X</text:span><text:span text:style-name="T13">min <text:s/></text:span><text:span text:style-name="T6">– Wartośc mininalna szeregu wyliczającego</text:span></text:p>
        </text:list-item>
      </text:list>
      <text:p text:style-name="P18">Etap III</text:p>
      <text:p text:style-name="P18">Ustalenie rozpiętości h pojedynczej klasy szeregu przedziałowgo</text:p>
      <text:p text:style-name="P18"/>
      <text:p text:style-name="P19">h &gt;= R / k</text:p>
      <text:p text:style-name="P18"/>
      <text:p text:style-name="P18">Etap IV</text:p>
      <text:p text:style-name="P18">Ustalenie granic przedziałów szeregu predziałowego I określenie liczby jednostek statysycznychl których wartości mieszczą się w poszczegółnych przedziałach.</text:p>
      <text:p text:style-name="P18"/>
      <text:p text:style-name="P18">Dołna granica pierwszego przedziału:</text:p>
      <text:p text:style-name="P12"><text:span text:style-name="T6">X</text:span><text:span text:style-name="T13">ld</text:span><text:span text:style-name="T6"> <text:s/>= X</text:span><text:span text:style-name="T13">min </text:span><text:span text:style-name="T6">– 0.5*(kh-R)</text:span></text:p>
      <text:p text:style-name="P18"/>
      <text:p text:style-name="P18">Górna granica pierwszego przedziału jest o h większa od dolnej granicy I jednocześnie stanowi dolną granicę kolejnego przedziału.</text:p>
      <text:p text:style-name="P12"><text:span text:style-name="T6">X</text:span><text:span text:style-name="T13">lg</text:span><text:span text:style-name="T6"> = X</text:span><text:span text:style-name="T13">ld</text:span><text:span text:style-name="T6"> + h</text:span></text:p>
      <text:p text:style-name="P19"/>
      <text:p text:style-name="P18"/>
      <text:p text:style-name="P13"><text:span text:style-name="T6">Charakterystyki opisowe – </text:span><text:span text:style-name="T9">watrości liczbowe, jakie pozwalają syntetyczny opsi rozkładów zmiennych ilościowych. Charakterystyki opisowe dla populacji próbnych nazywają się statystykami, a dla populacji generalnych parametrami.</text:span></text:p>
      <text:p text:style-name="P20"/>
      <text:p text:style-name="P14"><text:span text:style-name="T10">Średnia arytmetyczna:</text:span><draw:frame draw:style-name="fr1" draw:name="Image1" text:anchor-type="char" svg:x="3.0429in" svg:y="0.0236in" svg:width="1.4083in" svg:height="0.3583in" draw:z-index="0"><draw:image xlink:href="Pictures/10000001000000A90000002B707D14787E6F52EA.png" xlink:type="simple" xlink:show="embed" xlink:actuate="onLoad" draw:mime-type="image/png"/></draw:frame></text:p>
      <text:p text:style-name="P25">Zalety: </text:p>
      <text:list text:style-name="L3">
        <text:list-item>
          <text:p text:style-name="P21">Prostota: łatwe do obliczenia i zrozumienia.</text:p>
        </text:list-item>
        <text:list-item>
          <text:p text:style-name="P21">Retywności: Często odzwierciedla typową wartość w zbiorze danych.</text:p>
        </text:list-item>
        <text:list-item>
          <text:p text:style-name="P21">Zastosowanie: Nadaje się do różnych typów danych liczbowych.</text:p>
        </text:list-item>
        <text:list-item>
          <text:p text:style-name="P21">Właściwości matematyczne: Przydatne do analiz statystycznych.</text:p>
        </text:list-item>
      </text:list>
      <text:p text:style-name="P25"/>
      <text:p text:style-name="P25">Wady:</text:p>
      <text:list text:style-name="L4">
        <text:list-item>
          <text:p text:style-name="P22">Wrażliwy dla osób odstających: zniekształcone przez ekstremalne wartości, wpływając na dokładność.</text:p>
        </text:list-item>
        <text:list-item>
          <text:p text:style-name="P22">Dystrybucje nienarodzone: mniej dokładne dla zniekształconych lub niesymetrycznych danych.</text:p>
        </text:list-item>
        <text:list-item>
          <text:p text:style-name="P22">Nie dla danych kategorycznych: Nie ma zastosowania do danych nienumerycznych lub zwyczajowych.</text:p>
        </text:list-item>
        <text:list-item>
          <text:p text:style-name="P22">Niewybuchowy: może być niewiarygodny z małymi rozmiarami próbek.</text:p>
        </text:list-item>
        <text:list-item>
          <text:p text:style-name="P22">Ograniczony wskaźnik insight: Nie dostarcza informacji o rozprzestrzenianiu danych lub zmienności. </text:p>
        </text:list-item>
      </text:list>
      <text:p text:style-name="P23"/>
      <text:p text:style-name="P25">Powinieneś rozważyć użycie średniej arytmetycznej (średnia), gdy: </text:p>
      <text:list text:style-name="L5">
        <text:list-item>
          <text:p text:style-name="P24">Typ danych: Masz do czynienia z danymi numerycznymi (skala międzystawiania lub współczynnika).</text:p>
        </text:list-item>
        <text:list-item>
          <text:p text:style-name="P24">Prostota jest kluczem: potrzebujesz prostej, łatwej do zrozumienia miary tendencji centralnej.</text:p>
        </text:list-item>
        <text:list-item>
          <text:p text:style-name="P24">Dystrybucja danych: Dane są w przybliżeniu normalnie rozmieszczone lub symetryczne, a odstające nie są znacząco przeszkłuwane dane.</text:p>
        </text:list-item>
        <text:list-item>
          <text:p text:style-name="P24">Wartości równoważenia: Wartości ekstremalne są zrównoważone innymi wartościami w zbiorze danych, minimalizując ich wpływ na średnią.</text:p>
        </text:list-item>
        <text:list-item>
          <text:p text:style-name="P24">Analiza porównawcza: Chcesz porównać centralną tendencję wielu zestawów danych lub grup.</text:p>
        </text:list-item>
        <text:list-item>
          <text:p text:style-name="P24">Obliczenia matematyczne: Środek jest potrzebny do dalszej analizy matematycznej, takiej jak obliczenia wariancji lub modele regresji. </text:p>
        </text:list-item>
      </text:list>
      <text:p text:style-name="P30">Pozycyjne parametry analizy struktury zbiorowości</text:p>
      <text:p text:style-name="P31"/>
      <text:p text:style-name="P27">Decyle wo wartości dzielące zbiorowość na 10 części.</text:p>
      <text:p text:style-name="P26">Wszystkich decyli jest więc 9, przy czym warto pamiętać że decyl 5 jest medianie.</text:p>
      <text:p text:style-name="P26"/>
      <text:p text:style-name="P27">Percentyle (centyle)</text:p>
      <text:p text:style-name="P26">jest ich 99, wartości te dzielą zbiorowość statystyczną na 100 części. Percentyl 50 jest równy medianie.</text:p>
      <text:p text:style-name="P26"/>
      <text:p text:style-name="P27">Dominanta D=Mo</text:p>
      <text:list text:style-name="L6">
        <text:list-item>
          <text:p text:style-name="P28">szereg rozdzielczy przedziałowy</text:p>
          <text:list>
            <text:list-item>
              <text:p text:style-name="P28">wskazanie przedziału</text:p>
            </text:list-item>
          </text:list>
        </text:list-item>
      </text:list>
      <text:p text:style-name="P27"><draw:frame text:anchor-type="paragraph" draw:z-index="2" draw:name="Text Frame 1" draw:style-name="gr4" draw:text-style-name="P39" svg:width="1.8406in" svg:height="0.2224in" svg:x="0.9244in" svg:y="0.1264in"><draw:text-box><text:p text:style-name="P38">n<text:span text:style-name="T20">d</text:span> -n<text:span text:style-name="T20">d-1</text:span></text:p></draw:text-box></draw:frame><draw:frame text:anchor-type="paragraph" draw:z-index="3" draw:name="Text Frame 2" draw:style-name="gr4" draw:text-style-name="P39" svg:width="1.8406in" svg:height="0.2224in" svg:x="0.9244in" svg:y="0.389in"><draw:text-box><text:p text:style-name="P38">(n<text:span text:style-name="T20">d</text:span>-n<text:span text:style-name="T20">d-1</text:span><text:span text:style-name="T21">)-(n</text:span><text:span text:style-name="T20">d</text:span><text:span text:style-name="T21">-n</text:span><text:span text:style-name="T20">d+1</text:span><text:span text:style-name="T21">)</text:span></text:p></draw:text-box></draw:frame></text:p>
      <text:p text:style-name="P29"><draw:line text:anchor-type="paragraph" draw:z-index="1" draw:name="Horizontal line 1" draw:style-name="gr2" draw:text-style-name="P38" svg:x1="0.8898in" svg:y1="0.1346in" svg:x2="2.765in" svg:y2="0.1346in"><text:p/></draw:line><draw:frame text:anchor-type="paragraph" draw:z-index="4" draw:name="Text Frame 3" draw:style-name="gr3" draw:text-style-name="P37" svg:width="0.278in" svg:height="0.3752in" svg:x="2.8272in" svg:y="0.0028in"><draw:text-box><text:p>* h<text:span text:style-name="T20">d</text:span></text:p></draw:text-box></draw:frame>D = x<text:span text:style-name="T12">d</text:span>+</text:p>
      <text:p text:style-name="P29"/>
      <text:p text:style-name="P29"/>
      <text:p text:style-name="Standard">Grupowanie danych wpływa na wartość średnią przedzialową </text:p>
      <text:p text:style-name="Standard"/>
      <text:p text:style-name="Standard"/>
      <text:p text:style-name="P33">Pozycyjne miary położenia</text:p>
      <text:p text:style-name="P33"/>
      <text:p text:style-name="P35"><text:span text:style-name="T17">Poza medianą kwartyłami są także kwartyl pierwscy, nazywany także dolnym (Q</text:span><text:span text:style-name="T14">1</text:span><text:span text:style-name="T17">), mediana nazywa się kwartyłem drugim I kwartył trzeci, nazywamy także górnym (Q</text:span><text:span text:style-name="T14">3</text:span><text:span text:style-name="T17">):</text:span></text:p>
      <text:list text:style-name="L8">
        <text:list-item>
          <text:p text:style-name="P36"><text:span text:style-name="T17">kwartyl pierwszy jest mieduaną pierwszej połowy szeregu, zatem dzieli zbiorowość w ten sposóbm że ¼ (25%) obserwacji ma wa…</text:span></text:p>
        </text:list-item>
        <text:list-item>
          <text:p text:style-name="P36"><text:span text:style-name="T17">…</text:span></text:p>
        </text:list-item>
      </text:list>
      <text:p text:style-name="P35"><text:span text:style-name="T17"/></text:p>
      <text:p text:style-name="P35"><text:span text:style-name="T17">Wzor na medianę w szeregu przedziałowym:</text:span></text:p>
      <text:p text:style-name="P35"><draw:frame text:anchor-type="paragraph" draw:z-index="6" draw:name="Text Frame 4" draw:style-name="gr1" draw:text-style-name="P37" svg:width="0.8059in" svg:height="0.3843in" svg:x="0.7437in" svg:y="0.0583in"><draw:text-box><text:p>N/2-Σ<text:span text:style-name="T18">n</text:span><text:span text:style-name="T19">i</text:span></text:p><text:p><text:span text:style-name="T19"/></text:p></draw:text-box></draw:frame><text:span text:style-name="T17"/></text:p>
      <text:p text:style-name="P35"><text:span text:style-name="T17"/></text:p>
      <text:p text:style-name="P34"><draw:line text:anchor-type="paragraph" draw:z-index="5" draw:name="Horizontal line 2" draw:style-name="gr2" draw:text-style-name="P38" svg:x1="0.7299in" svg:y1="0.0984in" svg:x2="1.6327in" svg:y2="0.0984in"><text:p/></draw:line><text:span text:style-name="T17">M = x</text:span><text:span text:style-name="T14">Mk </text:span><text:span text:style-name="T16">+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3:29:20.105445168</meta:creation-date>
    <dc:date>2023-11-09T17:07:33.055504815</dc:date>
    <meta:editing-duration>PT7H34M17S</meta:editing-duration>
    <meta:editing-cycles>8</meta:editing-cycles>
    <meta:generator>LibreOffice/7.5.8.1$Linux_X86_64 LibreOffice_project/50$Build-1</meta:generator>
    <meta:document-statistic meta:table-count="0" meta:image-count="1" meta:object-count="0" meta:page-count="4" meta:paragraph-count="66" meta:word-count="515" meta:character-count="3806" meta:non-whitespace-character-count="3363"/>
  </office:meta>
</office:document-meta>
</file>